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deccb8" officeooo:paragraph-rsid="00deccb8"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53a70" officeooo:paragraph-rsid="00e53a70"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0cb9c" officeooo:paragraph-rsid="00f0cb9c"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de595" officeooo:paragraph-rsid="00fde595" style:font-name-complex="Georgia"/>
    </style:style>
    <style:style style:name="P3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0fde595" officeooo:paragraph-rsid="00fde595"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style:style style:name="T192" style:family="text">
      <style:text-properties officeooo:rsid="00d4d56d"/>
    </style:style>
    <style:style style:name="T193" style:family="text">
      <style:text-properties officeooo:rsid="00d4d727"/>
    </style:style>
    <style:style style:name="T194" style:family="text">
      <style:text-properties officeooo:rsid="00d5d217"/>
    </style:style>
    <style:style style:name="T195" style:family="text">
      <style:text-properties officeooo:rsid="00d6387d"/>
    </style:style>
    <style:style style:name="T196" style:family="text">
      <style:text-properties officeooo:rsid="00d782a0"/>
    </style:style>
    <style:style style:name="T197" style:family="text">
      <style:text-properties officeooo:rsid="00d80bdc"/>
    </style:style>
    <style:style style:name="T198" style:family="text">
      <style:text-properties officeooo:rsid="00d94a50"/>
    </style:style>
    <style:style style:name="T199" style:family="text">
      <style:text-properties officeooo:rsid="00dad215"/>
    </style:style>
    <style:style style:name="T200" style:family="text">
      <style:text-properties officeooo:rsid="00db9a43"/>
    </style:style>
    <style:style style:name="T201" style:family="text">
      <style:text-properties officeooo:rsid="00dc69f9"/>
    </style:style>
    <style:style style:name="T202" style:family="text">
      <style:text-properties officeooo:rsid="00ddf036"/>
    </style:style>
    <style:style style:name="T203" style:family="text">
      <style:text-properties officeooo:rsid="00deccb8"/>
    </style:style>
    <style:style style:name="T204" style:family="text">
      <style:text-properties officeooo:rsid="00df9206"/>
    </style:style>
    <style:style style:name="T205" style:family="text">
      <style:text-properties officeooo:rsid="00e09b26"/>
    </style:style>
    <style:style style:name="T206" style:family="text">
      <style:text-properties officeooo:rsid="00e19d14"/>
    </style:style>
    <style:style style:name="T207" style:family="text">
      <style:text-properties officeooo:rsid="00e26e68"/>
    </style:style>
    <style:style style:name="T208" style:family="text">
      <style:text-properties officeooo:rsid="00e3d272"/>
    </style:style>
    <style:style style:name="T209" style:family="text">
      <style:text-properties officeooo:rsid="00e3e2d7"/>
    </style:style>
    <style:style style:name="T210" style:family="text">
      <style:text-properties officeooo:rsid="00e70d37"/>
    </style:style>
    <style:style style:name="T211" style:family="text">
      <style:text-properties officeooo:rsid="00e8e007"/>
    </style:style>
    <style:style style:name="T212" style:family="text">
      <style:text-properties officeooo:rsid="00e985b5"/>
    </style:style>
    <style:style style:name="T213" style:family="text">
      <style:text-properties officeooo:rsid="00ea6528"/>
    </style:style>
    <style:style style:name="T214" style:family="text">
      <style:text-properties officeooo:rsid="00eb55f9"/>
    </style:style>
    <style:style style:name="T215" style:family="text">
      <style:text-properties officeooo:rsid="00ec0b9a"/>
    </style:style>
    <style:style style:name="T216" style:family="text">
      <style:text-properties officeooo:rsid="00ed0889"/>
    </style:style>
    <style:style style:name="T217" style:family="text">
      <style:text-properties officeooo:rsid="00ee1596"/>
    </style:style>
    <style:style style:name="T218" style:family="text">
      <style:text-properties officeooo:rsid="00f0040b"/>
    </style:style>
    <style:style style:name="T219" style:family="text">
      <style:text-properties officeooo:rsid="00f0cb9c"/>
    </style:style>
    <style:style style:name="T220" style:family="text">
      <style:text-properties officeooo:rsid="00f28ec5"/>
    </style:style>
    <style:style style:name="T221" style:family="text">
      <style:text-properties officeooo:rsid="00f2da4b"/>
    </style:style>
    <style:style style:name="T222" style:family="text">
      <style:text-properties officeooo:rsid="00f4bbe1"/>
    </style:style>
    <style:style style:name="T223" style:family="text">
      <style:text-properties officeooo:rsid="00f59dab"/>
    </style:style>
    <style:style style:name="T224" style:family="text">
      <style:text-properties officeooo:rsid="00f5fe65"/>
    </style:style>
    <style:style style:name="T225" style:family="text">
      <style:text-properties officeooo:rsid="00f71b4e"/>
    </style:style>
    <style:style style:name="T226" style:family="text">
      <style:text-properties officeooo:rsid="00f8a9a5"/>
    </style:style>
    <style:style style:name="T227" style:family="text">
      <style:text-properties officeooo:rsid="00f9e8af"/>
    </style:style>
    <style:style style:name="T228" style:family="text">
      <style:text-properties officeooo:rsid="00fbd425"/>
    </style:style>
    <style:style style:name="T229" style:family="text">
      <style:text-properties officeooo:rsid="00fbfb30"/>
    </style:style>
    <style:style style:name="T230" style:family="text">
      <style:text-properties officeooo:rsid="00fd4c80"/>
    </style:style>
    <style:style style:name="T231" style:family="text">
      <style:text-properties officeooo:rsid="00fe1602"/>
    </style:style>
    <style:style style:name="T232" style:family="text">
      <style:text-properties officeooo:rsid="00ff4321"/>
    </style:style>
    <style:style style:name="T233" style:family="text">
      <style:text-properties officeooo:rsid="01019c06"/>
    </style:style>
    <style:style style:name="T234" style:family="text">
      <style:text-properties officeooo:rsid="01035f34"/>
    </style:style>
    <style:style style:name="T235" style:family="text">
      <style:text-properties officeooo:rsid="01040f3c"/>
    </style:style>
    <style:style style:name="T236" style:family="text">
      <style:text-properties officeooo:rsid="01045a49"/>
    </style:style>
    <style:style style:name="T237" style:family="text">
      <style:text-properties officeooo:rsid="0105a252"/>
    </style:style>
    <style:style style:name="T238" style:family="text">
      <style:text-properties officeooo:rsid="0106e353"/>
    </style:style>
    <style:style style:name="T239" style:family="text">
      <style:text-properties officeooo:rsid="010871cc"/>
    </style:style>
    <style:style style:name="T240" style:family="text">
      <style:text-properties officeooo:rsid="0109b2d8"/>
    </style:style>
    <style:style style:name="T241" style:family="text">
      <style:text-properties officeooo:rsid="010b11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text:s text:c="5"/><text:span text:style-name="T192">Looking to Russ he smiled. “Thank you for bringing her home </text:span><text:span text:style-name="T193">safe.”</text:span></text:p>
      <text:p text:style-name="P28"><text:s text:c="5"/>“<text:span text:style-name="T193">Not a problem Chief.” Russ said.</text:span></text:p>
      <text:p text:style-name="P28"/>
      <text:p text:style-name="P29">Chapter Ten</text:p>
      <text:p text:style-name="P29"/>
      <text:p text:style-name="P29"><text:soft-page-break/><text:s text:c="5"/><text:span text:style-name="T194">As time passed and things quieted down, Russ was able to contemplate a bit about the future. His goals in the project and what it was he wanted to accomplish. Of course he would have to run any changes too radical by Chief, but for the most part he didn’t feel any change was too strange.</text:span></text:p>
      <text:p text:style-name="P29"><text:s text:c="5"/><text:span text:style-name="T195">And why should he? He had ideas that needed to be put in place as much as anyone else on the project. Some of those ideas would be changes in policy, others would be technology advancements. Either way Russ had ideas he wanted implemented. He really hoped Chief would be on board with those ideas.</text:span></text:p>
      <text:p text:style-name="P29"><text:s text:c="5"/><text:span text:style-name="T196">Russ wanted to be completely honest with Chief but he knew that would cause a rift between them. He had already been arrested once because Chief didn’t trust him. How could he get past that trust issue and continue onward?</text:span></text:p>
      <text:p text:style-name="P29"><text:s text:c="5"/><text:span text:style-name="T197">He had to remind himself that was in an alternate timeline of events. Chief didn’t experience those events as Russ had. He had no clue what had happened at all. Russ wished he could erase that from his own memory, but he knew that wouldn’t be possible. It was like he was living two lives in his own mind. One where everything was fine, the other where he landed in jail. One set of memories had to surface and be dominant, Russ hoped it wouldn’t be the bad memories. He wanted the good memories to win out.</text:span></text:p>
      <text:p text:style-name="P29"><text:s text:c="5"/><text:span text:style-name="T198">But sometimes you don’t get what you want. Sometimes those memories just have to stick around long enough to make a change. Russ wondered what kind of change needed to be made. He wasn’t sure.</text:span></text:p>
      <text:p text:style-name="P29"><text:s text:c="5"/><text:span text:style-name="T198">Russ kicked back in his lounge chair. Kicking his shoes off he had enough of work for the moment and </text:span><text:soft-page-break/><text:span text:style-name="T198">wanted to relax. It wasn’t anything special, just the usual drink and some music from the nineties.</text:span></text:p>
      <text:p text:style-name="P29"><text:s text:c="5"/>“<text:span text:style-name="T198">Victoria, play some nineties rock.” Russ said.</text:span></text:p>
      <text:p text:style-name="P29"><text:s text:c="5"/>“<text:span text:style-name="T198">Playing nineties rock.” Victoria replied.</text:span></text:p>
      <text:p text:style-name="P29"><text:s text:c="5"/><text:span text:style-name="T198">Russ relaxed. It had been a long couple of weeks. Had it really only been a month? He felt like things had gone on longer than they really did.</text:span></text:p>
      <text:p text:style-name="P29"><text:s text:c="5"/><text:span text:style-name="T199">He frowned.</text:span></text:p>
      <text:p text:style-name="P29"><text:s text:c="5"/><text:span text:style-name="T199">What was to come of it all? Where could he turn for peace in his own life? Too many questions that came running about. Too many answers that didn’t fit those questions. Russ sighed. It wasn’t anything he could do to save everything from himself.</text:span></text:p>
      <text:p text:style-name="P29"><text:s text:c="5"/><text:span text:style-name="T199">Maybe it was time for him to step down. Let someone else take over for once. Alice seemed to be bright and level headed, she could take over for him. Or Jones. Hell Jones had been through a lot too. He could take over for him in a heartbeat.</text:span></text:p>
      <text:p text:style-name="P29"><text:s text:c="5"/><text:span text:style-name="T199">Russ breathed slowly. Closing his eyes he thought of a better place. Someplace in the past where he was naive enough to believe that time travel was the answer to everything. That was such a better time and place to be.</text:span></text:p>
      <text:p text:style-name="P29"><text:s text:c="5"/><text:span text:style-name="T200">He felt like an old warrior on the battle field of life. Wondering what it would take to simply rest from it all. Russ wanted nothing more to do with time travel. He was growing tired of it. That was the true meaning behind the changes he wanted to implement. One of those changes would be that he could take a day off.</text:span></text:p>
      <text:p text:style-name="P29"><text:s text:c="5"/><text:span text:style-name="T200">Russ wondered what that day off might look like. It could easily turn into a week, a month, possibly a year. He would be like Chief, just sitting in an office looking over reports and reading mission briefs.</text:span></text:p>
      <text:p text:style-name="P29"><text:s text:c="5"/><text:span text:style-name="T200">He could do that, couldn’t he?</text:span></text:p>
      <text:p text:style-name="P29"><text:soft-page-break/><text:s text:c="5"/><text:span text:style-name="T200">Oh who was he kidding. Russ wanted to be out there in the field. He was born to time travel. As long as they had all of the kinks worked out, Russ wanted to travel through time and observe. He was tired of fixing every little mistake that someone made.</text:span></text:p>
      <text:p text:style-name="P29"><text:s text:c="5"/><text:span text:style-name="T200">Opening his eyes, Russ looked over a report. Another mistake someone had made. Leaving behind a piece of change, a quarter from the year 2163 back in the 1970s.</text:span></text:p>
      <text:p text:style-name="P29"><text:s text:c="5"/><text:span text:style-name="T200">It was things like that which made Russ’s blood boil. How could someone be so stupid as to leave behind something like that? Who knows who would come across it and pick it up. They would find out that the coin was not made from the typical copper or nickel, that it was a titanium alloy of sorts.</text:span></text:p>
      <text:p text:style-name="P29"><text:s text:c="5"/><text:span text:style-name="T200">It was too soon for the world to find that mineral. </text:span><text:span text:style-name="T201">It would come to Earth in the form of an asteroid that burns up in the atmosphere causing several thousand shards to solidify in the Earth’s crust.</text:span></text:p>
      <text:p text:style-name="P29"><text:s text:c="5"/><text:span text:style-name="T201">Russ knew he would have to go back and retrieve that coin. Probably sooner than later. He would take Jones with him on the mission. The kid knew the rules and what was expected of him. That would be good enough.</text:span></text:p>
      <text:p text:style-name="P29"><text:s text:c="5"/><text:span text:style-name="T201">Moving to another mission detail brief, Russ frowned. Someone had mucked with a religious statue on accident he was sure. Another thing to fix. And so went the list on and on until Russ got tired of reading them.</text:span></text:p>
      <text:p text:style-name="P29"><text:s text:c="5"/><text:span text:style-name="T201">He could only assume Chief was tired of writing these reports as Russ was tired of reading them.</text:span></text:p>
      <text:p text:style-name="P29"><text:s text:c="5"/><text:span text:style-name="T201">Russ sipped on his whiskey as Green Day came over the radio. He smiled at the thought. Times were much simpler in the nineties. There wasn’t any of this going on, this being time travel.</text:span></text:p>
      <text:p text:style-name="P29"><text:soft-page-break/><text:s text:c="5"/><text:span text:style-name="T201">Russ and Chief had officially made their first jump in the year 2000. This was after the anti change device was created so they stopped aging. Chief thought it best to not age while attempting to time travel. But at what cost?</text:span></text:p>
      <text:p text:style-name="P29"><text:s text:c="5"/><text:span text:style-name="T201">When you don’t age you don’t see what the world is like around you. You don’t sense the dangers of life. It’s like you have a clean slate everyday in life because you won’t die.</text:span></text:p>
      <text:p text:style-name="P29"><text:s text:c="5"/><text:span text:style-name="T201">Russ didn’t mind not aging, he felt it was just fine to be twenty-two for the rest of his life. Chief on the other hand being forty-five had a bit more knowledge of the world than Russ did back in 1963.</text:span></text:p>
      <text:p text:style-name="P29"><text:s text:c="5"/><text:span text:style-name="T201">Oh well, Russ thought, time would move on whether he liked it or not. </text:span><text:span text:style-name="T202">That was the simple truth of the matter. Time was constantly changing.</text:span></text:p>
      <text:p text:style-name="P29"><text:s text:c="5"/><text:span text:style-name="T203">Some would compare time to a river. Always flowing with some things moving fast because of current and eddies. Sometimes moving slow. But always flowing. Russ liked that analogy about time.</text:span></text:p>
      <text:p text:style-name="P29"><text:s text:c="5"/><text:span text:style-name="T203">As he sat there he started to drift off to sleep. Russ tried to fight it but found himself falling asleep in his living room. There was no point in fighting it for long. As sleep overtook him Russ began to dream of a better future than the one he was looking at. He smiled at the thought. A better future for all.</text:span></text:p>
      <text:p text:style-name="P29"/>
      <text:p text:style-name="P30">Chapter Eleven</text:p>
      <text:p text:style-name="P30"/>
      <text:p text:style-name="P30"><text:s text:c="5"/><text:span text:style-name="T204">Chief was optimistic of the future. He only saw good things coming from the future as it made its way into the present. He had been around for over two hundred years now and everything felt like it was on the up and up.</text:span></text:p>
      <text:p text:style-name="P30"><text:soft-page-break/><text:s text:c="5"/><text:span text:style-name="T204">He didn’t want to surprise anyone with facts about the future that he knew, so he kept most things to himself. No one needed to know too much about their own future as it was. He knew a bit too much about his own future and hated it.</text:span></text:p>
      <text:p text:style-name="P30"><text:s text:c="5"/><text:span text:style-name="T204">Chief knew the date he would die. The green time crystal showed him glimpses into the future from time to time. It showed him his death. The date, the cause, the where, the why, the how. All of it. Chief felt the crystal was a curse. No man should know how he dies. Chief was afraid of such knowledge.</text:span></text:p>
      <text:p text:style-name="P30"><text:s text:c="5"/><text:span text:style-name="T204">Yet he continued on trying to find a way to change the future. There was no reason he couldn’t change the future. It was yet to be written and if that was the case then he could change whatever he wanted to.</text:span></text:p>
      <text:p text:style-name="P30"><text:s text:c="5"/><text:span text:style-name="T204">Chief knew Russ wouldn’t approve of his wanting to change the future. The future had to be set in stone if it were to come true. But that was simply his own belief, something he didn’t want to accomplish by himself. He needed help.</text:span></text:p>
      <text:p text:style-name="P30"><text:s text:c="5"/><text:span text:style-name="T204">He knew he couldn’t time travel himself. That rule had been established a long time ago in 1963. It had to stick, it had to be gold. He could not break that one rule because if he did, he would go back and save her. The first love of his life. That would change the future, that would change his future. Chief couldn’t let that happen.</text:span></text:p>
      <text:p text:style-name="P30"><text:s text:c="5"/><text:span text:style-name="T204">No man should know too much about their future. Chief repeated to himself. To do so would be to invite fear and danger.</text:span></text:p>
      <text:p text:style-name="P30"><text:s text:c="5"/><text:span text:style-name="T204">Chief looked over mission briefs on his desk. </text:span><text:span text:style-name="T205">He hated sending people out into the unknown but it had to be done. Russ knew this, they all knew it. Every time Chief sent someone on a mission he felt like he was saying goodbye to them for good.</text:span></text:p>
      <text:p text:style-name="P30"><text:soft-page-break/><text:s text:c="5"/><text:span text:style-name="T205">That wasn’t always the case of course. Most missions were a success. There was that word again, most. Not all missions were a success. But most were. Those that failed were tried again and again until they became a successful mission.</text:span></text:p>
      <text:p text:style-name="P30"><text:s text:c="5"/><text:span text:style-name="T206">Time travel had its perks too. Seeing things that most people haven’t seen or witnessed. The past was full of wonder. The future was full of wonder as well. But the past is what interested Chief.</text:span></text:p>
      <text:p text:style-name="P30"><text:s text:c="5"/><text:span text:style-name="T206">He wanted to send people to the building of the Great Wall of China. To see the Hubble Space Telescope lift off into space. Things of that nature. That’s what he build the time travel device for. To experience life that had once been lived.</text:span></text:p>
      <text:p text:style-name="P30"><text:s text:c="5"/><text:span text:style-name="T207">To observe.</text:span></text:p>
      <text:p text:style-name="P30"><text:s text:c="5"/><text:span text:style-name="T207">They hadn’t been observing too much as of late. Mostly they had been fixing the past to make sure certain aspects made it to the future.</text:span></text:p>
      <text:p text:style-name="P30"><text:s text:c="5"/><text:span text:style-name="T207">Chief wanted to get back to his roots for time travel as a whole. He wanted to understand things that could not be understood easily.</text:span></text:p>
      <text:p text:style-name="P30"><text:s text:c="5"/><text:span text:style-name="T207">That was the problem. Chief wanted it all but wasn’t sure how that would happen. Greed had found its way into his heart. Such a greed was powerful and dangerous to behold, but Chief ignored the warning signs and forged forward.</text:span></text:p>
      <text:p text:style-name="P30"><text:s text:c="5"/><text:span text:style-name="T207">He didn’t want power, no leave that to someone else. Chief wanted answers to the universe that no one could tell him. He wanted the cure to cancer. He wanted to cure AIDS. He wanted to cure people who didn’t have a lasting chance in this world. The future would be the place to find what he would need to do that.</text:span></text:p>
      <text:p text:style-name="P30"><text:s text:c="5"/><text:span text:style-name="T207">There was only one problem. He wasn’t allowed to travel in time. He would have to talk to Russ or Jones </text:span><text:soft-page-break/><text:span text:style-name="T207">into finding cures for diseases in the future. Something to make this life a fighting chance for some. </text:span><text:span text:style-name="T208">Chief wondered what would happen to the world if he brought back antibodies from the future. Would he be able to save those who were dying from such diseases? Would he be able to cure people who were dying from unimaginable things?</text:span></text:p>
      <text:p text:style-name="P30"><text:s text:c="5"/><text:span text:style-name="T208">Chief wondered all of these things. He wanted to make the world a better place </text:span><text:span text:style-name="T209">for everyone. If only he could do that.</text:span></text:p>
      <text:p text:style-name="P30"><text:s text:c="5"/><text:span text:style-name="T209">That was the question on his mind. What would it take for the world to become free of disease? Would that be possible?</text:span></text:p>
      <text:p text:style-name="P30"><text:s text:c="5"/><text:span text:style-name="T209">He wanted to find out. He wanted to experience a world free of disease. A world free from oppression and slavery to mans own short comings. A world free of itself.</text:span></text:p>
      <text:p text:style-name="P30"/>
      <text:p text:style-name="P31">Chapter Twelve</text:p>
      <text:p text:style-name="P31"/>
      <text:p text:style-name="P31"><text:s text:c="5"/><text:span text:style-name="T210">Alice thought best in the shower. It was either thinking or singing. Today she was thinking. She had joined the time travel gang only a few months ago. Chief had reached out to her and grabbed her from history as it were. Alice didn’t mind being grabbed out of her time and into something new and exciting, she loved it. </text:span><text:span text:style-name="T211">The adventures she had been on were exciting.</text:span></text:p>
      <text:p text:style-name="P31"><text:s text:c="5"/><text:span text:style-name="T211">Sure sometimes they went a little crazy, but that was to be expected. </text:span><text:span text:style-name="T212">Not everything could come out as planned. There had to be a way to make things work out the way the mission profile said it was to be. Fix the past change the future. That was her goal, that was her mission.</text:span></text:p>
      <text:p text:style-name="P31"><text:soft-page-break/><text:s text:c="5"/><text:span text:style-name="T212">Alice didn’t mind that part. What she did mind was seeing helpless people die. There weren’t many people who could say they time traveled and lived. That is living to see those who suffer get better. </text:span><text:span text:style-name="T213">It wasn’t much of a life to be honest.</text:span></text:p>
      <text:p text:style-name="P31"><text:s text:c="5"/><text:span text:style-name="T213">She obeyed the rules as best she could and tried her damnedest to make sure her team got back alive. That was her number one rule, no one is left behind and everyone comes back alive.</text:span></text:p>
      <text:p text:style-name="P31"><text:s text:c="5"/><text:span text:style-name="T213">Sometimes that wasn’t the case. Sometimes people died.</text:span></text:p>
      <text:p text:style-name="P31"><text:s text:c="5"/><text:span text:style-name="T213">Sliding down to the floor of the tub, Alice wrapped her arms around her legs and cried. She cried for those who had lost their lives time traveling. She cried for those people who just didn’t make it home alive. It was a sad time and she never let herself mourn over the thought that people close to her had died.</text:span></text:p>
      <text:p text:style-name="P31"><text:s text:c="5"/><text:span text:style-name="T213">Those feelings were coming in now. Loud and clear.</text:span></text:p>
      <text:p text:style-name="P31"><text:s text:c="5"/><text:span text:style-name="T213">As the water hit her head, it was mixed with her tears. Alice screamed. “Why do you let this happen?!” She didn’t expect an answer of course but she wanted to know why people would be killed. Good innocent men and women doing their job. Not coming home.</text:span></text:p>
      <text:p text:style-name="P31"><text:s text:c="5"/><text:span text:style-name="T213">Alice was mad, angry, and upset. </text:span><text:span text:style-name="T214">There was nothing she could do about it. There was nothing she was able to do to overcome any of what was going on. Alice was a slave to the system just like everyone else was. She didn’t understand why this was, just that it was. She wanted to understand what was going on in life, she wanted to grasp onto something real and hold on for dear life.</text:span></text:p>
      <text:p text:style-name="P31"><text:s text:c="5"/><text:span text:style-name="T214">The only problem was the man she would hold onto was having problems of his own with the </text:span><text:soft-page-break/><text:span text:style-name="T214">system. That man was Chief, or Richard as she knew him. There wasn’t anything she could do about it. </text:span><text:span text:style-name="T215">There had to be something she was able to do. Maybe if she just sat down and talked with him, that would be good enough? Alice wasn’t sure.</text:span></text:p>
      <text:p text:style-name="P31"><text:s text:c="5"/><text:span text:style-name="T215">There were so many things Alice wanted out of time travel. Some things were out of her grasp of course. </text:span><text:span text:style-name="T216">But what could she do about it? That was her question.</text:span></text:p>
      <text:p text:style-name="P31"><text:s text:c="5"/><text:span text:style-name="T216">There were many other questions floating around in Alice’s mind, but she wanted to know exactly what to do. What course of action she should take to get Chief to listen to her.</text:span></text:p>
      <text:p text:style-name="P31"><text:s text:c="5"/><text:span text:style-name="T216">Alice wanted the innocent shedding of blood to stop. Once and for all. She wanted people to start coming home from missions. She wanted them to be able to see their families again. That was the hard part, most people on base didn’t live with their families. They were long since dead.</text:span></text:p>
      <text:p text:style-name="P31"><text:s text:c="5"/><text:span text:style-name="T217">If Alice could change one thing in the past it would be to bring those families on base. Let them live with their loved ones for as long as they wanted to. They could leave of course, that was their prerogative. But she wanted people to be able to be families.</text:span></text:p>
      <text:p text:style-name="P31"><text:s text:c="5"/><text:span text:style-name="T217">In her mind families are forever. </text:span><text:span text:style-name="T218">They’re that one bond that doesn’t go away. They say that blood is thicker than water, that’s the truth. A family bond is thicker than anything some time travel device could conjure up.</text:span></text:p>
      <text:p text:style-name="P31"><text:s text:c="5"/><text:span text:style-name="T218">Alice stood up, the water bouncing off of her naked body. She wanted to avenge those who had died. She wanted to go out on a crusade. Of course that wouldn’t be possible. There were rules she had to follow. So many damn rules. But they were there for a purpose she knew this.</text:span></text:p>
      <text:p text:style-name="P31"><text:soft-page-break/><text:s text:c="5"/><text:span text:style-name="T218">Alice wondered if the rules would ever lessen or allow her some freedom. She wanted to understand everything that was out there that she could change or grasp onto. She wanted to feel again. She was past feeling and she wanted to feel again. Something, anything.</text:span></text:p>
      <text:p text:style-name="P31"><text:s text:c="5"/><text:span text:style-name="T219">If it were only that simple. Pop open a box and everything is fixed. Press a button and bam look no more problems.</text:span></text:p>
      <text:p text:style-name="P31"><text:s text:c="5"/><text:span text:style-name="T219">She wanted everything to be perfect again. But how would she go about doing that? That was the main question. Alice wanted the impossible and the impossible wanted to be found.</text:span></text:p>
      <text:p text:style-name="P31"><text:s text:c="5"/><text:span text:style-name="T219">Alice watched as the water flowed down her body. Just like time flows. If you miss it it goes down the drain never to be seen again. Unless you’re a time jumper. Then you have the ability to see the past, the future, the present. Anytime anywhere you’re able to jump and be there in an instant. Alice knew what she wanted to do, what she needed to do.</text:span></text:p>
      <text:p text:style-name="P31"><text:s text:c="5"/><text:span text:style-name="T219">It wouldn’t be possible with the current set of rules of course. No they would have to be bent or broken. Alice wasn’t one to break rules or bend them. But if she was going to do what she needed to do, she would have to break a few rules.</text:span></text:p>
      <text:p text:style-name="P31"><text:s text:c="5"/><text:span text:style-name="T219">Alice was sure Chief wouldn’t approve of such rule breaking, but it had to be done. He would eventually understand her reasoning. If he didn’t then there would be a problem. Alice didn’t want to go against Chief or the others, but if she had to she would.</text:span></text:p>
      <text:p text:style-name="P31"><text:s text:c="5"/><text:span text:style-name="T219">Shutting off the water she grabbed a towel and dried off. “Damn the rules.” </text:span><text:span text:style-name="T220">Alice</text:span><text:span text:style-name="T219"> said as she went and got dressed.</text:span></text:p>
      <text:p text:style-name="P31"/>
      <text:p text:style-name="P32">Chapter Thirteen</text:p>
      <text:p text:style-name="P32"><text:soft-page-break/></text:p>
      <text:p text:style-name="P32"><text:s text:c="5"/><text:span text:style-name="T221">Jones sat in his apartment. He was reading a book. It was a favorite of his. Winnie The Pooh. That silly bear always made him crack up </text:span><text:span text:style-name="T222">with his search for honey.</text:span></text:p>
      <text:p text:style-name="P32"><text:s text:c="5"/><text:span text:style-name="T222">As he sat there an alarm klaxon went off. “Incoming traveler.” It said.</text:span></text:p>
      <text:p text:style-name="P32"><text:s text:c="5"/><text:span text:style-name="T222">Jones wondered what was going on. He ran to the debarkation room to find out.</text:span></text:p>
      <text:p text:style-name="P32"><text:s text:c="5"/><text:span text:style-name="T222">Russ stepped through a vortex with a man in custody. “Ladies and gentlemen.” Russ said. “I present to you Peter Johanson. Wanted for time crimes throughout the past two generations.”</text:span></text:p>
      <text:p text:style-name="P32"><text:s text:c="5"/><text:span text:style-name="T222">Everyone in the room clapped and cheered at the capture.</text:span></text:p>
      <text:p text:style-name="P32"><text:s text:c="5"/>“<text:span text:style-name="T222">Jones, if you’ll escort our prisoner to a holding cell that would be much appreciated.” Russ said.</text:span></text:p>
      <text:p text:style-name="P32"><text:s text:c="5"/><text:span text:style-name="T222">Jones nodded. “Aye.” He took the man away.</text:span></text:p>
      <text:p text:style-name="P32"><text:s text:c="5"/>“<text:span text:style-name="T223">This is how we do things.” Russ said. “We apprehend people before they have the chance to do something drastic.”</text:span></text:p>
      <text:p text:style-name="P32"><text:s text:c="5"/><text:span text:style-name="T223">Alice walked up to Russ. “Good job sir.” She said.</text:span></text:p>
      <text:p text:style-name="P32"><text:s text:c="5"/>“<text:span text:style-name="T223">Thank you Alice.” He paused. “Where’s Chief? I thought he would want to know.”</text:span></text:p>
      <text:p text:style-name="P32"><text:s text:c="5"/>“<text:span text:style-name="T223">Oh he’s busy at the moment.” Alice said.</text:span></text:p>
      <text:p text:style-name="P32"><text:s text:c="5"/>“<text:span text:style-name="T223">I see.” Russ said. He looked up at Chief’s office and decided to pay the boss a visit.</text:span></text:p>
      <text:p text:style-name="P32"><text:s text:c="5"/><text:span text:style-name="T223">Chief was sitting in his chair facing away from the window. He wasn’t sure he wanted to know what was going on downstairs. There were cheers and an eruption of applause.</text:span></text:p>
      <text:p text:style-name="P32"><text:s text:c="5"/><text:span text:style-name="T223">Russ entered Chief’s office.</text:span></text:p>
      <text:p text:style-name="P32"><text:s text:c="5"/>“<text:span text:style-name="T224">Chief.” Russ said. “We captured him.”</text:span></text:p>
      <text:p text:style-name="P32"><text:s text:c="5"/><text:span text:style-name="T224">Chief pretended that he didn’t hear Russ. He continued reading a report.</text:span></text:p>
      <text:p text:style-name="P32"><text:soft-page-break/><text:s text:c="5"/>“<text:span text:style-name="T224">It took two generations but we managed to capture the bastard.” Russ continued. “And it’s all thanks to your leadership.”</text:span></text:p>
      <text:p text:style-name="P32"><text:s text:c="5"/><text:span text:style-name="T225">Chief looked up from his paper and nodded. “My leadership is it.” He said. “Russ we’ve been down this road many times. My leadership is nothing. It’s how my people act that’s what matters most.”</text:span></text:p>
      <text:p text:style-name="P32"><text:s text:c="5"/><text:span text:style-name="T225">Russ nodded. “Yes, but it’s because of you that everything goes swimmingly.”</text:span></text:p>
      <text:p text:style-name="P32"><text:s text:c="5"/><text:span text:style-name="T226">Chief didn’t believe a word of it. How could he? There were times when he would be forced to believe in it, but today was not one of those times.</text:span></text:p>
      <text:p text:style-name="P32"><text:s text:c="5"/><text:span text:style-name="T227">Russ folded his arms. “Alright Chief, if you don’t want to believe it for you believe it for them. Look at them down there. Look at them!”</text:span></text:p>
      <text:p text:style-name="P32"><text:s text:c="5"/><text:span text:style-name="T227">Standing, Chief looked out the window. His people were still cheering and celebrating on. “Yes? What of it. We’ve had celebrations before. This is nothing new.”</text:span></text:p>
      <text:p text:style-name="P32"><text:s text:c="5"/>“<text:span text:style-name="T227">But we’ve brought a man to justice.” Russ said. “Doesn’t that mean something to you? For once in your life doesn’t that actually mean something to you?”</text:span></text:p>
      <text:p text:style-name="P32"><text:s text:c="5"/><text:span text:style-name="T227">Chief shook his head. There didn’t seem to be anything of importance going on. Why should there be? So they caught the son of a bitch, what did it matter? </text:span><text:span text:style-name="T228">Chief wasn’t interested in that, it was a small catch as far as he was concerned.</text:span></text:p>
      <text:p text:style-name="P32"><text:s text:c="5"/><text:span text:style-name="T228">No, Chief was looking at bigger fish in the ocean. Something as big as what he needed it to be. He couldn’t put his finger on it, no but he could swear it would have to do with something big. Bigger than life itself. If only he could figure it out. Russ wasn’t helping with these small time crooks. He was interrupting an investigation.</text:span></text:p>
      <text:p text:style-name="P32"><text:soft-page-break/><text:s text:c="5"/><text:span text:style-name="T228">Russ’s excitement died down a bit. Chief simply returned back to his reports. Someone had to do them after all.</text:span></text:p>
      <text:p text:style-name="P32"><text:s text:c="5"/><text:span text:style-name="T229">Russ stepped out of Chief’s office and headed back down to the celebration. He got pats on the back from basically everyone. They cheered him on in how good he did. Russ wasn’t one to take compliments, he was embarrassed by them actually. But he was pleased with his work. </text:span><text:span text:style-name="T230">It wasn’t everyday you catch someone you’ve been looking for that long.</text:span></text:p>
      <text:p text:style-name="P32"><text:s text:c="5"/><text:span text:style-name="T230">Alice walked up to Russ. “He didn’t take it well did he?”</text:span></text:p>
      <text:p text:style-name="P32"><text:s text:c="5"/><text:span text:style-name="T230">It wasn’t really a question, more of a statement. Like she knew Chief’s reaction. Russ supposed when you date someone you get to know them. Whatever the case she knew Chief’s emotions best. Russ couldn’t touch a candle when it came to that.</text:span></text:p>
      <text:p text:style-name="P32"><text:s text:c="5"/><text:span text:style-name="T230">Russ looked out at the sea of people in the complex. More had gathered being roused from their apartments at the notice of an inbound traveler.</text:span></text:p>
      <text:p text:style-name="P32"><text:s text:c="5"/><text:span text:style-name="T230">He couldn’t wait to interrogate Peter, see what made him do what he did. Russ enjoyed that part of his job, finding and getting down to the bottom of it all. He only hoped Peter would talk.</text:span></text:p>
      <text:p text:style-name="P32"><text:s text:c="5"/><text:span text:style-name="T230">When people commit time crimes they usually don’t want to talk about what they’ve done. Mostly to avoid embarrassment. Other times it’s to avoid it being publicized among their peers which would also lead to embarrassment.</text:span></text:p>
      <text:p text:style-name="P32"><text:s text:c="5"/><text:span text:style-name="T230">Russ was sure Peter would be a tough nut to crack. But that was okay. There didn’t need to be anything more dangerous on the streets anymore. The perp was captured and behind bars. That’s all that mattered now.</text:span></text:p>
      <text:p text:style-name="P32"><text:soft-page-break/><text:s text:c="5"/><text:span text:style-name="T230">He wanted to make Peters arrest a warning for those who would even dare commit a time crime in the future. A warning to those who would dare break the time law.</text:span></text:p>
      <text:p text:style-name="P32"><text:s text:c="5"/><text:span text:style-name="T230">Russ wasn’t sure it would stick, but he had to try. There wasn’t anything else he would love more than to put more of these people behind bars. Even if it would only be for a few hours. It would hopefully teach them and those who would follow in their footsteps a lesson.</text:span></text:p>
      <text:p text:style-name="P32"><text:s text:c="5"/><text:span text:style-name="T230">Alice walked up to Chief’s office. “Hey sugar.” She said.</text:span></text:p>
      <text:p text:style-name="P32"><text:s text:c="5"/><text:span text:style-name="T230">Chief turned around. “Alice, yes what can I do for you?”</text:span></text:p>
      <text:p text:style-name="P32"><text:s text:c="5"/>“<text:span text:style-name="T230">What are you going to do with Peter now that he’s behind bars?” Alice asked. She had never witnessed someone being arrested for a time crime before.</text:span></text:p>
      <text:p text:style-name="P32"><text:s text:c="5"/><text:span text:style-name="T230">Chief nodded. “He’ll be prosecuted to the full extent of the time law and will be punished.” He said. “The punishment ranges from a slap on the wrist to the death penalty. It all depends on how severe the crime was.”</text:span></text:p>
      <text:p text:style-name="P32"><text:s text:c="5"/><text:span text:style-name="T230">Alice swallowed hard. “And if someone’s been out there for two generations?”</text:span></text:p>
      <text:p text:style-name="P32"><text:s text:c="5"/><text:span text:style-name="T230">Chief smiled. “Probably the death penalty. We have so much data on Peter that he’ll be swimming in it before noon.”</text:span></text:p>
      <text:p text:style-name="P32"><text:s text:c="5"/><text:span text:style-name="T230">Alice nodded. “I see.”</text:span></text:p>
      <text:p text:style-name="P32"/>
      <text:p text:style-name="P33">Chapter Fourteen</text:p>
      <text:p text:style-name="P33"/>
      <text:p text:style-name="P33"><text:s text:c="5"/><text:span text:style-name="T231">Russ walked out of the interrogation room where Peter had been for the last six hours. It had been six hours of grilling him left and right. Six hours of non stop talking. Peter had broken down during that six </text:span><text:soft-page-break/><text:span text:style-name="T231">hours, there was nothing he could do about it. He was guilty as charged. Now he waited the execution.</text:span></text:p>
      <text:p text:style-name="P33"><text:s text:c="5"/><text:span text:style-name="T232">Russ took no pride in this part of the job. Breaking a man was never intended to be in his job description. Traveling in time that’s what he was meant to be doing. Well he was time traveling when he came across Peter that much was certain.</text:span></text:p>
      <text:p text:style-name="P33"><text:s text:c="5"/><text:span text:style-name="T232">Thinking about the apprehension, it only made him stronger. Russ hadn’t been waiting for Peter or anything. He accidentally ran into him. Of all the stupid luck in the world to have happen. </text:span><text:span text:style-name="T233">Russ had stopped at a bird park of all things and noticed Peter sitting there feeding some birds a few slices of bread. Hiding out in the past had been quite the strategy. He apprehended him without problem.</text:span></text:p>
      <text:p text:style-name="P33"><text:s text:c="5"/><text:span text:style-name="T234">Now here he was ending an interrogation. Russ didn’t like the death penalty but what could he do? The law was the law. The government had sanctioned the law and put it on the unofficial books. </text:span><text:span text:style-name="T235">Usually records made to time travel were only kept at the central complex. Only an obscure line about the enforcement of time travel was kept on the books.</text:span></text:p>
      <text:p text:style-name="P33"><text:s text:c="5"/><text:span text:style-name="T236">Sitting down at a desk outside the interrogation room, Russ began making notes. He watched as guards took the prisoner back to his holding cell.</text:span></text:p>
      <text:p text:style-name="P33"><text:s text:c="5"/><text:span text:style-name="T237">Russ continued his note taking for a few hours. Everything that had occurred was video taped, but Russ wanted to have an official document to go along with the video recording. With a photographic memory, it wasn’t difficult to produce.</text:span></text:p>
      <text:p text:style-name="P33"><text:s text:c="5"/><text:span text:style-name="T238">Drinking a cup of coffee Russ wondered what would make a man hide in the past and commit crimes against time. It made no sense to him. </text:span><text:span text:style-name="T239">These people were all against time for some reason. They didn’t believe time travel should be allowed.</text:span></text:p>
      <text:p text:style-name="P33"><text:soft-page-break/><text:s text:c="5"/><text:span text:style-name="T239">Such nonsense. Trying to go against the grain of a great organization. Russ shook his head. He scribbled down some thoughts on the pad he had been writing on. </text:span><text:span text:style-name="T240">Reformations about time travel. </text:span><text:span text:style-name="T241">Things to make the human brain think. He had to stay with it, there wasn’t time to dilly dally with the lives of those who were fighting the good figh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30T13:39:32.324000000</dc:date>
    <meta:editing-cycles>254</meta:editing-cycles>
    <meta:generator>LibreOffice/7.4.1.2$Windows_X86_64 LibreOffice_project/3c58a8f3a960df8bc8fd77b461821e42c061c5f0</meta:generator>
    <meta:editing-duration>PT9H22M24S</meta:editing-duration>
    <meta:document-statistic meta:table-count="0" meta:image-count="0" meta:object-count="0" meta:page-count="52" meta:paragraph-count="627" meta:word-count="13459" meta:character-count="75058" meta:non-whitespace-character-count="59199"/>
  </office:meta>
</office:document-meta>
</file>